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8463" officeooo:paragraph-rsid="000a8463" style:font-weight-asian="bold" style:font-weight-complex="bold"/>
    </style:style>
    <style:style style:name="P2" style:family="paragraph" style:parent-style-name="Standard">
      <style:text-properties officeooo:rsid="000a8463" officeooo:paragraph-rsid="000a8463"/>
    </style:style>
    <style:style style:name="P3" style:family="paragraph" style:parent-style-name="Standard">
      <style:text-properties officeooo:rsid="000a8463" officeooo:paragraph-rsid="00127929"/>
    </style:style>
    <style:style style:name="P4" style:family="paragraph" style:parent-style-name="Standard">
      <style:text-properties officeooo:rsid="000a8463" officeooo:paragraph-rsid="001318e5"/>
    </style:style>
    <style:style style:name="P5" style:family="paragraph" style:parent-style-name="Standard">
      <style:text-properties officeooo:rsid="000a8463" officeooo:paragraph-rsid="0014c7fc"/>
    </style:style>
    <style:style style:name="P6" style:family="paragraph" style:parent-style-name="Standard" style:list-style-name="L1">
      <style:text-properties officeooo:paragraph-rsid="000a8463"/>
    </style:style>
    <style:style style:name="P7" style:family="paragraph" style:parent-style-name="Standard" style:list-style-name="L1">
      <style:text-properties officeooo:rsid="000c3a46" officeooo:paragraph-rsid="000c3a46"/>
    </style:style>
    <style:style style:name="P8" style:family="paragraph" style:parent-style-name="Standard" style:list-style-name="L1">
      <style:text-properties officeooo:rsid="000e1bfc" officeooo:paragraph-rsid="000e1bfc"/>
    </style:style>
    <style:style style:name="T1" style:family="text">
      <style:text-properties officeooo:rsid="000a8463"/>
    </style:style>
    <style:style style:name="T2" style:family="text">
      <style:text-properties fo:font-style="italic" officeooo:rsid="000a8463" style:font-style-asian="italic" style:font-style-complex="italic"/>
    </style:style>
    <style:style style:name="T3" style:family="text">
      <style:text-properties fo:font-style="italic" officeooo:rsid="00127929" style:font-style-asian="italic" style:font-style-complex="italic"/>
    </style:style>
    <style:style style:name="T4" style:family="text">
      <style:text-properties fo:font-style="italic" officeooo:rsid="001318e5" style:font-style-asian="italic" style:font-style-complex="italic"/>
    </style:style>
    <style:style style:name="T5" style:family="text">
      <style:text-properties officeooo:rsid="000fd1ee"/>
    </style:style>
    <style:style style:name="T6" style:family="text">
      <style:text-properties officeooo:rsid="001162a5"/>
    </style:style>
    <style:style style:name="T7" style:family="text">
      <style:text-properties officeooo:rsid="00127929"/>
    </style:style>
    <style:style style:name="T8" style:family="text">
      <style:text-properties fo:font-style="normal" officeooo:rsid="001318e5" style:font-style-asian="normal" style:font-style-complex="normal"/>
    </style:style>
    <style:style style:name="T9" style:family="text">
      <style:text-properties style:text-position="sub 58%" fo:font-style="normal" officeooo:rsid="001318e5" style:font-style-asian="normal" style:font-style-complex="normal"/>
    </style:style>
    <style:style style:name="T10" style:family="text">
      <style:text-properties officeooo:rsid="0014c5b8"/>
    </style:style>
    <style:style style:name="T11" style:family="text">
      <style:text-properties officeooo:rsid="0014c7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to modify the article</text:p>
      <text:p text:style-name="P2"/>
      <text:p text:style-name="P2">Referee 1</text:p>
      <text:p text:style-name="P2"/>
      <text:list xml:id="list6622234248405845965" text:style-name="L1">
        <text:list-item>
          <text:p text:style-name="P6"><text:span text:style-name="T1">Do they mean the generalization of the </text:span><text:span text:style-name="T2">algorithm</text:span><text:span text:style-name="T1">, not of </text:span><text:span text:style-name="T2">continued fractions</text:span><text:span text:style-name="T1"> (which is 1D by its nature)?</text:span></text:p>
        </text:list-item>
        <text:list-item>
          <text:p text:style-name="P7">Channels (<text:span text:style-name="T5">some </text:span>code in “3D efficient algorithm Fancy version with search of channels-Copy1.jl”)</text:p>
        </text:list-item>
        <text:list-item>
          <text:p text:style-name="P8">Non-square/<text:span text:style-name="T6">non-</text:span>cubic – don't know yet what to do about it</text:p>
        </text:list-item>
        <text:list-item>
          <text:p text:style-name="P8"/>
        </text:list-item>
      </text:list>
      <text:p text:style-name="P2"/>
      <text:p text:style-name="P2"/>
      <text:p text:style-name="P2"/>
      <text:p text:style-name="P3"><text:span text:style-name="T7">Other remarks:</text:span></text:p>
      <text:p text:style-name="P3"><text:span text:style-name="T7"/></text:p>
      <text:p text:style-name="P4"><text:span text:style-name="T10">Page 4, l</text:span><text:span text:style-name="T7">ine 43: should it be (</text:span><text:span text:style-name="T3">q</text:span><text:span text:style-name="T9">1</text:span><text:span text:style-name="T7">, </text:span><text:span text:style-name="T3">p</text:span><text:span text:style-name="T9">1</text:span><text:span text:style-name="T7">) instead of (</text:span><text:span text:style-name="T3">p</text:span><text:span text:style-name="T9">1</text:span><text:span text:style-name="T7">, </text:span><text:span text:style-name="T3">q</text:span><text:span text:style-name="T9">1</text:span><text:span text:style-name="T7">)?</text:span></text:p>
      <text:p text:style-name="P5"><text:span text:style-name="T11">Page 5, line 12: why maximum 2 step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5:14:08</meta:creation-date>
    <dc:date>2015-08-07T16:43:07</dc:date>
    <meta:editing-duration>PT1H25M39S</meta:editing-duration>
    <meta:editing-cycles>12</meta:editing-cycles>
    <meta:generator>LibreOffice/4.0.6.2$Linux_x86 LibreOffice_project/400m0$Build-2</meta:generator>
    <meta:document-statistic meta:table-count="0" meta:image-count="0" meta:object-count="0" meta:page-count="1" meta:paragraph-count="9" meta:word-count="74" meta:character-count="410" meta:non-whitespace-character-count="347"/>
  </office:meta>
</office:document-meta>
</file>